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 style:list-style-name="L3">
      <style:paragraph-properties fo:text-align="justify" style:justify-single-word="false"/>
    </style:style>
    <style:style style:name="P8" style:family="paragraph" style:parent-style-name="Standard" style:list-style-name="L4">
      <style:paragraph-properties fo:text-align="justify" style:justify-single-word="false"/>
    </style:style>
    <style:style style:name="P9" style:family="paragraph" style:parent-style-name="Standard" style:list-style-name="L5">
      <style:paragraph-properties fo:text-align="justify" style:justify-single-word="false"/>
    </style:style>
    <style:style style:name="P10" style:family="paragraph" style:parent-style-name="Standard" style:list-style-name="L6">
      <style:paragraph-properties fo:text-align="justify" style:justify-single-word="false"/>
    </style:style>
    <style:style style:name="P11" style:family="paragraph" style:parent-style-name="Standard" style:list-style-name="L7">
      <style:paragraph-properties fo:margin-top="0.533cm" fo:margin-bottom="0.356cm" fo:text-align="justify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onotype Corsiv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2 jours: 6 et 7 mars 2017</text:p>
      <text:p text:style-name="P1">Récapitulatif introduction HTML / CSS – Tableau – Formulaires</text:p>
      <text:p text:style-name="P1">Sujet individuel</text:p>
      <text:p text:style-name="P2"/>
      <text:p text:style-name="P2"/>
      <text:p text:style-name="P2">Monsieur et Madame Franck vous demande de créer le site internet de leur restaurant de spécialité italienne qui s'appelle «A la bonne Franckette».</text:p>
      <text:p text:style-name="P2">Leurs <text:span text:style-name="T3">prestations:</text:span></text:p>
      <text:list xml:id="list339930795718092044" text:style-name="L1">
        <text:list-item>
          <text:p text:style-name="P5">service au restaurant,</text:p>
        </text:list-item>
        <text:list-item>
          <text:p text:style-name="P5">livraison de paniers repas,</text:p>
        </text:list-item>
        <text:list-item>
          <text:p text:style-name="P5">vente à emporter.</text:p>
        </text:list-item>
      </text:list>
      <text:p text:style-name="P2"/>
      <text:p text:style-name="P2">Sur la page d'accueil (Home Page), le client trouvera une zone d'identification (identifiant + password)</text:p>
      <text:p text:style-name="P2"/>
      <text:p text:style-name="P2">Il vous demande dans une page d'insérer leur carte de plats dans un tableau récapitulant les tarifs, illustrée par des images.</text:p>
      <text:p text:style-name="P2"/>
      <text:p text:style-name="P2">Ci-dessous, le menu et leurs tarifs :</text:p>
      <text:p text:style-name="P2"/>
      <text:list xml:id="list1508426588631887921" text:style-name="L2">
        <text:list-item>
          <text:p text:style-name="P6">Pâtes</text:p>
          <text:list>
            <text:list-item>
              <text:p text:style-name="P6">Spaghettis </text:p>
            </text:list-item>
            <text:list-item>
              <text:p text:style-name="P6">Penne</text:p>
            </text:list-item>
            <text:list-item>
              <text:p text:style-name="P6">Tortellini</text:p>
            </text:list-item>
            <text:list-item>
              <text:p text:style-name="P6">Macaroni</text:p>
              <text:p text:style-name="P6"/>
            </text:list-item>
          </text:list>
        </text:list-item>
      </text:list>
      <text:list xml:id="list2104381491926614174" text:style-name="L3">
        <text:list-item>
          <text:p text:style-name="P7">Sauces :</text:p>
          <text:list>
            <text:list-item>
              <text:p text:style-name="P7">Saumon : 8€</text:p>
            </text:list-item>
            <text:list-item>
              <text:p text:style-name="P7">Carbonnara : 7 €</text:p>
            </text:list-item>
            <text:list-item>
              <text:p text:style-name="P7">Bolognaise : 6,5€</text:p>
            </text:list-item>
            <text:list-item>
              <text:p text:style-name="P7">Pesto rouge et poulet : 9€</text:p>
            </text:list-item>
          </text:list>
        </text:list-item>
      </text:list>
      <text:p text:style-name="P2"/>
      <text:list xml:id="list294786837846934461" text:style-name="L4">
        <text:list-item>
          <text:p text:style-name="P8">Boissons</text:p>
          <text:list>
            <text:list-item>
              <text:p text:style-name="P8">Bière : 5€</text:p>
            </text:list-item>
            <text:list-item>
              <text:p text:style-name="P8">Coca Cola : 2€</text:p>
            </text:list-item>
            <text:list-item>
              <text:p text:style-name="P8">Eau:1,25€</text:p>
            </text:list-item>
            <text:list-item>
              <text:p text:style-name="P8">Jus d'orange:1,5€ </text:p>
              <text:p text:style-name="P8"/>
            </text:list-item>
          </text:list>
        </text:list-item>
      </text:list>
      <text:list xml:id="list7109660249716692164" text:style-name="L5">
        <text:list-item>
          <text:p text:style-name="P9">Desserts</text:p>
          <text:list>
            <text:list-item>
              <text:p text:style-name="P9">Yaourt nature : 3 €</text:p>
            </text:list-item>
            <text:list-item>
              <text:p text:style-name="P9">Fromage blanc : 2,5€</text:p>
            </text:list-item>
            <text:list-item>
              <text:p text:style-name="P9">Tarte aux pommes : 4 €</text:p>
            </text:list-item>
            <text:list-item>
              <text:p text:style-name="P9">Café gourmand : 5€.</text:p>
            </text:list-item>
          </text:list>
        </text:list-item>
      </text:list>
      <text:p text:style-name="P2"/>
      <text:p text:style-name="P2">Monsieur et Madame Franck souhaitent ajouter une page de commande avec inscription pour prendre les commandes. On y trouve :</text:p>
      <text:list xml:id="list8452803658899437854" text:style-name="L6">
        <text:list-item>
          <text:list>
            <text:list-item>
              <text:p text:style-name="P10">Nom du client</text:p>
            </text:list-item>
            <text:list-item>
              <text:p text:style-name="P10">Prénom du client</text:p>
            </text:list-item>
            <text:list-item>
              <text:p text:style-name="P10">Adresse du client</text:p>
            </text:list-item>
            <text:list-item>
              <text:p text:style-name="P10">Identifiant</text:p>
            </text:list-item>
            <text:list-item>
              <text:p text:style-name="P10"><text:soft-page-break/>Mot de passe</text:p>
            </text:list-item>
          </text:list>
        </text:list-item>
      </text:list>
      <text:p text:style-name="P2"/>
      <text:p text:style-name="P2">Une fois identifié, le client atterrit sur une page où il peut effectuer sa commande de pâtes.</text:p>
      <text:p text:style-name="P2">liste à cocher pour le type de pâte</text:p>
      <text:p text:style-name="P2">liste déroulante pour le choix de la sauce</text:p>
      <text:p text:style-name="P2">liste déroulante des boissons</text:p>
      <text:p text:style-name="P2">liste à cocher format checkbox pour les desserts</text:p>
      <text:p text:style-name="P2"/>
      <text:p text:style-name="P2">Le client trouve également une zone avec un bouton radio : sur place ou à emporter.</text:p>
      <text:p text:style-name="P2">Un bouton gris permet de valider la commande.</text:p>
      <text:p text:style-name="P2"/>
      <text:p text:style-name="P2">Une fois la commande validée, une nouvelle page apparaît avec le message suivant : </text:p>
      <text:p text:style-name="P2">Votre commande a bien été prise en compte.</text:p>
      <text:p text:style-name="P2"/>
      <text:p text:style-name="P2"/>
      <text:p text:style-name="P2">Vous êtes libre de la mise en forme. Elle est <text:span text:style-name="T2">o</text:span><text:span text:style-name="T1">bligatoirement en css.</text:span></text:p>
      <text:p text:style-name="P3">La charte graphique devra être dans les tons de l'Italie.</text:p>
      <text:p text:style-name="P2"/>
      <text:p text:style-name="P2"/>
      <text:p text:style-name="P2">Pour le samedi 15 avril 2017, le jour de l'inauguration, une publicité illustre le site internet avec une offre de réduction de 25% sur tous les plats de pâtes et la livraison est offerte.</text:p>
      <text:p text:style-name="P2">Pour ces promotions, vous êtes libre dans la présentation.</text:p>
      <text:p text:style-name="P2">Le client vous demande une première version à présenter vendredi 7 avril à 17h30 pour pouvoir rapidement le mettre en ligne. </text:p>
      <text:p text:style-name="P2"/>
      <text:p text:style-name="P2"/>
      <text:p text:style-name="P2"/>
      <text:p text:style-name="P2"/>
      <text:p text:style-name="P2"/>
      <text:p text:style-name="P2"/>
      <text:list xml:id="list2283460704119778875" text:style-name="L7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4:41:50.48</meta:creation-date>
    <dc:date>2017-04-09T13:16:11.59</dc:date>
    <meta:editing-duration>P2DT23H28M10S</meta:editing-duration>
    <meta:editing-cycles>5</meta:editing-cycles>
    <meta:generator>OpenOffice/4.1.3$Win32 OpenOffice.org_project/413m1$Build-9783</meta:generator>
    <dc:creator>Monia El oualidi </dc:creator>
    <meta:document-statistic meta:table-count="0" meta:image-count="0" meta:object-count="0" meta:page-count="2" meta:paragraph-count="51" meta:word-count="390" meta:character-count="2089"/>
  </office:meta>
</office:document-meta>
</file>